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co18" style:family="table-column">
      <style:table-column-properties fo:break-before="auto" style:column-width="6.27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0" style:family="table-cell" style:parent-style-name="Default"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36"/>
    <style:style style:name="ce22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3" style:family="table-cell" style:parent-style-name="Default" style:data-style-name="N0"/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6" style:family="table-cell" style:parent-style-name="Default" style:data-style-name="N49">
      <style:text-properties fo:font-size="12pt" style:font-size-asian="12pt" style:font-size-complex="12pt"/>
    </style:style>
    <style:style style:name="ce30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19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9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19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19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19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029" calcext:value-type="float">
            <text:p>4029</text:p>
          </table:table-cell>
          <table:table-cell office:value-type="float" office:value="-485" calcext:value-type="float">
            <text:p>-485</text:p>
          </table:table-cell>
          <table:table-cell office:value-type="float" office:value="-3500" calcext:value-type="float">
            <text:p>-3500</text:p>
          </table:table-cell>
          <table:table-cell table:formula="of:=SUM([.B10:.D10])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10])" office:value-type="float" office:value="-7300" calcext:value-type="float">
            <text:p>-7300</text:p>
          </table:table-cell>
          <table:table-cell table:formula="of:=SUM([.E2:.E10])" office:value-type="float" office:value="74" calcext:value-type="float">
            <text:p>74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20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20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20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20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20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2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3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0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21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21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/>
          <table:table-cell office:value-type="string" calcext:value-type="string">
            <text:p>funding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3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"/>
        <table:table-column table:style-name="co15" table:default-cell-style-name="ce26"/>
        <table:table-column table:style-name="co16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expens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3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2-01" calcext:value-type="date">
            <text:p>2024-12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1-25" calcext:value-type="date">
            <text:p>2024-11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51.79" calcext:value-type="float">
            <text:p>51.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63.36" calcext:value-type="float">
            <text:p>63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61.54" calcext:value-type="float">
            <text:p>61.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88.96" calcext:value-type="float">
            <text:p>8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03.86" calcext:value-type="float">
            <text:p>103.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26" calcext:value-type="date">
            <text:p>2024-05-26</text:p>
          </table:table-cell>
          <table:table-cell office:value-type="float" office:value="77.25" calcext:value-type="float">
            <text:p>7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54.65" calcext:value-type="float">
            <text:p>54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52.72" calcext:value-type="float">
            <text:p>5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50.02" calcext:value-type="float">
            <text:p>50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50.07" calcext:value-type="float">
            <text:p>50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08" calcext:value-type="date">
            <text:p>2024-09-08</text:p>
          </table:table-cell>
          <table:table-cell office:value-type="float" office:value="96.25" calcext:value-type="float">
            <text:p>96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50.15" calcext:value-type="float">
            <text:p>5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05" calcext:value-type="date">
            <text:p>2024-10-05</text:p>
          </table:table-cell>
          <table:table-cell office:value-type="float" office:value="50.63" calcext:value-type="float">
            <text:p>50.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20" calcext:value-type="date">
            <text:p>2024-10-20</text:p>
          </table:table-cell>
          <table:table-cell office:value-type="float" office:value="50.14" calcext:value-type="float">
            <text:p>50.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1-10" calcext:value-type="date">
            <text:p>2024-11-10</text:p>
          </table:table-cell>
          <table:table-cell office:value-type="float" office:value="50.24" calcext:value-type="float">
            <text:p>50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50.5" calcext:value-type="float">
            <text:p>50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1-02" calcext:value-type="date">
            <text:p>2024-11-02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2-02" calcext:value-type="date">
            <text:p>2024-12-02</text:p>
          </table:table-cell>
          <table:table-cell office:value-type="float" office:value="0.11" calcext:value-type="float">
            <text:p>0.11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7:.C41])" office:value-type="float" office:value="1389.55" calcext:value-type="float">
            <text:p>1389.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epap 5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tool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atas</text:p>
          </table:table-cell>
          <table:table-cell office:value-type="date" office:date-value="2024-10-26" calcext:value-type="date">
            <text:p>2024-10-26</text:p>
          </table:table-cell>
          <table:table-cell office:value-type="float" office:value="65.68" calcext:value-type="float">
            <text:p>65.68</text:p>
          </table:table-cell>
          <table:table-cell/>
          <table:table-cell office:value-type="string" calcext:value-type="string">
            <text:p>epap 2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 bush – payphones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epap 2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SUM([.C44:.C61])" office:value-type="float" office:value="2180.4" calcext:value-type="float">
            <text:p>2180.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staple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.18" calcext:value-type="float">
            <text:p>2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4-11-16" calcext:value-type="date">
            <text:p>2024-11-16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64:.C70])" office:value-type="float" office:value="444.76" calcext:value-type="float">
            <text:p>444.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3" table:formula="of:=SUM([.C3:.C76])" office:value-type="float" office:value="4029.71" calcext:value-type="float">
            <text:p>4029.71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81:.C85])" office:value-type="float" office:value="-485.28" calcext:value-type="float">
            <text:p>-485.2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7];[.C86])" office:value-type="float" office:value="3544.43" calcext:value-type="float">
            <text:p>3544.43</text:p>
          </table:table-cell>
          <table:table-cell table:number-columns-repeated="6"/>
        </table:table-row>
        <table:table-row table:style-name="ro2" table:number-rows-repeated="104847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5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10" table:default-cell-style-name="Default"/>
        <table:table-column table:style-name="co18" table:default-cell-style-name="Default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 table:number-columns-repeated="5"/>
          <table:table-cell table:style-name="ce30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19"/>
        </table:table-row>
        <table:table-row table:style-name="ro2">
          <table:table-cell table:number-columns-repeated="12"/>
          <table:table-cell office:value-type="string" calcext:value-type="string">
            <text:p>payments, reimbursement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11"/>
          <table:table-cell office:value-type="string" calcext:value-type="string">
            <text:p>service provider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9"/>
          <table:table-cell office:value-type="string" calcext:value-type="string">
            <text:p>digitalocean</text:p>
          </table:table-cell>
          <table:table-cell table:style-name="ce30" office:value-type="date" office:date-value="2025-01-01" calcext:value-type="date">
            <text:p>2025-01-01</text:p>
          </table:table-cell>
          <table:table-cell office:value-type="float" office:value="20.42" calcext:value-type="float">
            <text:p>20.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9"/>
          <table:table-cell office:value-type="string" calcext:value-type="string">
            <text:p>aws</text:p>
          </table:table-cell>
          <table:table-cell table:style-name="ce30" office:value-type="date" office:date-value="2025-01-02" calcext:value-type="date">
            <text:p>2025-01-02</text:p>
          </table:table-cell>
          <table:table-cell office:value-type="float" office:value="0.12" calcext:value-type="float">
            <text:p>0.12</text:p>
          </table:table-cell>
          <table:table-cell table:number-columns-repeated="5"/>
        </table:table-row>
        <table:table-row table:style-name="ro2">
          <table:table-cell table:number-columns-repeated="12"/>
          <table:table-cell office:value-type="string" calcext:value-type="string">
            <text:p>voip.ms</text:p>
          </table:table-cell>
          <table:table-cell table:style-name="ce30" office:value-type="date" office:date-value="2025-01-08" calcext:value-type="date">
            <text:p>2025-01-0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 table:number-rows-repeated="5">
          <table:table-cell table:number-columns-repeated="20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9"/>
          <table:table-cell office:value-type="string" calcext:value-type="string">
            <text:p>hardwa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0.42" calcext:value-type="float">
            <text:p>20.4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20.42" calcext:value-type="float">
            <text:p>20.4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2-01" calcext:value-type="date">
            <text:p>2024-12-01</text:p>
          </table:table-cell>
          <table:table-cell office:value-type="float" office:value="20.42" calcext:value-type="float">
            <text:p>20.4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1-25" calcext:value-type="date">
            <text:p>2024-11-25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51.79" calcext:value-type="float">
            <text:p>51.79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63.36" calcext:value-type="float">
            <text:p>63.36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61.54" calcext:value-type="float">
            <text:p>61.5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88.96" calcext:value-type="float">
            <text:p>88.96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50.21" calcext:value-type="float">
            <text:p>50.2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03.86" calcext:value-type="float">
            <text:p>103.86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26" calcext:value-type="date">
            <text:p>2024-05-26</text:p>
          </table:table-cell>
          <table:table-cell office:value-type="float" office:value="77.25" calcext:value-type="float">
            <text:p>77.2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54.65" calcext:value-type="float">
            <text:p>54.6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52.72" calcext:value-type="float">
            <text:p>52.7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50.02" calcext:value-type="float">
            <text:p>50.0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50.07" calcext:value-type="float">
            <text:p>50.07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08" calcext:value-type="date">
            <text:p>2024-09-08</text:p>
          </table:table-cell>
          <table:table-cell office:value-type="float" office:value="96.25" calcext:value-type="float">
            <text:p>96.2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50.15" calcext:value-type="float">
            <text:p>50.1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05" calcext:value-type="date">
            <text:p>2024-10-05</text:p>
          </table:table-cell>
          <table:table-cell office:value-type="float" office:value="50.63" calcext:value-type="float">
            <text:p>50.6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20" calcext:value-type="date">
            <text:p>2024-10-20</text:p>
          </table:table-cell>
          <table:table-cell office:value-type="float" office:value="50.14" calcext:value-type="float">
            <text:p>50.1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1-10" calcext:value-type="date">
            <text:p>2024-11-10</text:p>
          </table:table-cell>
          <table:table-cell office:value-type="float" office:value="50.24" calcext:value-type="float">
            <text:p>50.2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50.5" calcext:value-type="float">
            <text:p>50.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50" calcext:value-type="float">
            <text:p>5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1-02" calcext:value-type="date">
            <text:p>2024-11-02</text:p>
          </table:table-cell>
          <table:table-cell office:value-type="float" office:value="0.15" calcext:value-type="float">
            <text:p>0.1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2-02" calcext:value-type="date">
            <text:p>2024-12-02</text:p>
          </table:table-cell>
          <table:table-cell office:value-type="float" office:value="0.11" calcext:value-type="float">
            <text:p>0.11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epap 50</text:p>
          </table:table-cell>
          <table:table-cell office:value-type="string" calcext:value-type="string">
            <text:p>i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mazon – tool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bay – atas</text:p>
          </table:table-cell>
          <table:table-cell office:value-type="date" office:date-value="2024-10-26" calcext:value-type="date">
            <text:p>2024-10-26</text:p>
          </table:table-cell>
          <table:table-cell office:value-type="float" office:value="65.68" calcext:value-type="float">
            <text:p>65.68</text:p>
          </table:table-cell>
          <table:table-cell/>
          <table:table-cell office:value-type="string" calcext:value-type="string">
            <text:p>epap 20</text:p>
          </table:table-cell>
          <table:table-cell office:value-type="string" calcext:value-type="string">
            <text:p>i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ris bush – payphones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epap 250</text:p>
          </table:table-cell>
          <table:table-cell table:number-columns-repeated="15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mazon – staple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.18" calcext:value-type="float">
            <text:p>2.1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4-11-16" calcext:value-type="date">
            <text:p>2024-11-16</text:p>
          </table:table-cell>
          <table:table-cell office:value-type="float" office:value="182" calcext:value-type="float">
            <text:p>182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3" table:formula="of:=SUM([.C3:.C82])" office:value-type="float" office:value="4029.71" calcext:value-type="float">
            <text:p>4029.71</text:p>
          </table:table-cell>
          <table:table-cell table:number-columns-repeated="17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87:.C91])" office:value-type="float" office:value="-485.28" calcext:value-type="float">
            <text:p>-485.28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  <table:table-cell table:number-columns-repeated="11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83];[.C92])" office:value-type="float" office:value="3544.43" calcext:value-type="float">
            <text:p>3544.43</text:p>
          </table:table-cell>
          <table:table-cell table:number-columns-repeated="17"/>
        </table:table-row>
        <table:table-row table:style-name="ro2" table:number-rows-repeated="1048473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/00/0000</text:date>, <text:time style:data-style-name="N2" text:time-value="15:17:50.7050829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31T15:24:37.033874083</dc:date>
    <meta:editing-duration>P6DT12H2M55S</meta:editing-duration>
    <meta:editing-cycles>636</meta:editing-cycles>
    <meta:generator>LibreOffice/24.8.4.2$Linux_X86_64 LibreOffice_project/480$Build-2</meta:generator>
    <meta:document-statistic meta:table-count="11" meta:cell-count="2620" meta:object-count="0"/>
  </office:meta>
</office:document-meta>
</file>